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DC000004654C825DD2.jpg" manifest:media-type="image/jpeg"/>
  <manifest:file-entry manifest:full-path="Pictures/10000000000005DC0000046590B5A046.jpg" manifest:media-type="image/jpeg"/>
  <manifest:file-entry manifest:full-path="Pictures/10000000000005DC00000465C9BA9811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27cm" fo:padding-bottom="0.127cm" fo:padding-left="0.254cm" fo:padding-right="0.254cm" fo:wrap-option="no-wrap"/>
    </style:style>
    <style:style style:name="gr4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3.767cm" fo:min-width="0cm" fo:padding-top="0cm" fo:padding-bottom="0cm" fo:padding-left="0cm" fo:padding-right="0cm" fo:wrap-option="wrap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1.201cm" fo:min-width="0cm" fo:padding-top="0cm" fo:padding-bottom="0cm" fo:padding-left="0cm" fo:padding-right="0cm" fo:wrap-option="wrap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1.199cm" fo:min-width="0cm" fo:padding-top="0.118cm" fo:padding-bottom="0.118cm" fo:padding-left="0.235cm" fo:padding-right="0.235cm" fo:wrap-option="no-wrap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677cm" fo:min-width="0cm" fo:padding-top="0cm" fo:padding-bottom="0cm" fo:padding-left="0cm" fo:padding-right="0cm" fo:wrap-option="wrap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fo:min-height="12.319cm" fo:min-width="0cm" fo:padding-top="0.127cm" fo:padding-bottom="0.127cm" fo:padding-left="0.254cm" fo:padding-right="0.254cm" fo:wrap-option="wrap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align="end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745cm" fo:margin-bottom="0cm" fo:text-align="end" fo:text-indent="0cm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style:paragraph-properties fo:margin-left="0cm" fo:margin-right="0cm" fo:margin-top="0.63cm" fo:margin-bottom="0cm" fo:text-indent="0cm">
        <style:tab-stops>
          <style:tab-stop style:position="1.891cm"/>
          <style:tab-stop style:position="4.431cm"/>
          <style:tab-stop style:position="6.971cm"/>
          <style:tab-stop style:position="9.511cm"/>
          <style:tab-stop style:position="12.051cm"/>
          <style:tab-stop style:position="14.591cm"/>
          <style:tab-stop style:position="17.131cm"/>
          <style:tab-stop style:position="19.671cm"/>
          <style:tab-stop style:position="22.211cm"/>
          <style:tab-stop style:position="24.751cm"/>
          <style:tab-stop style:position="27.291cm"/>
        </style:tab-stops>
      </style:paragraph-properties>
    </style:style>
    <style:style style:name="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2pt"/>
    </style:style>
    <style:style style:name="T1" style:family="text">
      <style:text-properties fo:color="#ffffff" fo:font-size="48pt" fo:language="en" fo:country="US" style:font-size-asian="48pt" style:font-size-complex="48pt"/>
    </style:style>
    <style:style style:name="T2" style:family="text">
      <style:text-properties fo:color="#afd9ff" fo:font-size="26pt" fo:language="en" fo:country="US" style:font-size-asian="26pt" style:font-size-complex="26pt"/>
    </style:style>
    <style:style style:name="T3" style:family="text">
      <style:text-properties fo:font-size="10pt" fo:language="en" fo:country="US" style:font-size-asian="10pt" style:font-size-complex="10pt"/>
    </style:style>
    <style:style style:name="T4" style:family="text">
      <style:text-properties fo:color="#000000" fo:font-size="12pt" fo:language="en" fo:country="GB" style:font-family-asian="Arial" style:font-pitch-asian="variable" style:font-size-asian="12pt" style:font-family-complex="Arial" style:font-pitch-complex="variable" style:font-size-complex="12pt"/>
    </style:style>
    <style:style style:name="T5" style:family="text">
      <style:text-properties fo:language="en" fo:country="US"/>
    </style:style>
    <style:style style:name="T6" style:family="text">
      <style:text-properties fo:color="#053a81" fo:language="en" fo:country="US" fo:font-weight="bold" style:font-weight-asian="bold" style:font-weight-complex="bold"/>
    </style:style>
    <style:style style:name="T7" style:family="text">
      <style:text-properties fo:color="#000080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05c0a" fo:font-size="100%"/>
      </text:list-level-style-number>
      <text:list-level-style-bullet text:level="2" text:bullet-char="–">
        <style:list-level-properties text:space-before="0.965cm"/>
        <style:text-properties fo:font-family="Arial" style:font-family-generic="swiss" style:font-pitch="variable" fo:color="#f05c0a" fo:font-size="100%"/>
      </text:list-level-style-bullet>
      <text:list-level-style-bullet text:level="3" text:bullet-char="">
        <style:list-level-properties text:space-before="1.905cm"/>
        <style:text-properties fo:font-family="Wingdings" style:font-pitch="variable" style:font-charset="x-symbol" fo:color="#f05c0a" fo:font-size="100%"/>
      </text:list-level-style-bullet>
      <text:list-level-style-bullet text:level="4" text:bullet-char="–">
        <style:list-level-properties text:space-before="2.879cm"/>
        <style:text-properties fo:font-family="Arial" style:font-family-generic="swiss" style:font-pitch="variable" fo:color="#f05c0a" fo:font-size="100%"/>
      </text:list-level-style-bullet>
      <text:list-level-style-bullet text:level="5" text:bullet-char="">
        <style:list-level-properties text:space-before="4.127cm"/>
        <style:text-properties fo:font-family="Wingdings" style:font-pitch="variable" style:font-charset="x-symbol" fo:color="#f05c0a" fo:font-size="100%"/>
      </text:list-level-style-bullet>
      <text:list-level-style-bullet text:level="6" text:bullet-char="">
        <style:list-level-properties text:space-before="4.127cm"/>
        <style:text-properties fo:font-family="Wingdings" style:font-pitch="variable" style:font-charset="x-symbol" fo:color="#f05c0a" fo:font-size="100%"/>
      </text:list-level-style-bullet>
      <text:list-level-style-bullet text:level="7" text:bullet-char="">
        <style:list-level-properties text:space-before="4.127cm"/>
        <style:text-properties fo:font-family="Wingdings" style:font-pitch="variable" style:font-charset="x-symbol" fo:color="#f05c0a" fo:font-size="100%"/>
      </text:list-level-style-bullet>
      <text:list-level-style-bullet text:level="8" text:bullet-char="">
        <style:list-level-properties text:space-before="4.127cm"/>
        <style:text-properties fo:font-family="Wingdings" style:font-pitch="variable" style:font-charset="x-symbol" fo:color="#f05c0a" fo:font-size="100%"/>
      </text:list-level-style-bullet>
      <text:list-level-style-bullet text:level="9" text:bullet-char="">
        <style:list-level-properties text:space-before="4.127cm"/>
        <style:text-properties fo:font-family="Wingdings" style:font-pitch="variable" style:font-charset="x-symbol" fo:color="#f05c0a" fo:font-size="100%"/>
      </text:list-level-style-bullet>
      <text:list-level-style-bullet text:level="10" text:bullet-char="">
        <style:list-level-properties text:space-before="4.127cm"/>
        <style:text-properties fo:font-family="Wingdings" style:font-pitch="variable" style:font-charset="x-symbol" fo:color="#f05c0a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">
        <style:list-level-properties text:min-label-width="0.648cm"/>
        <style:text-properties fo:font-family="Wingdings" style:font-pitch="variable" style:font-charset="x-symbol" fo:color="#f05c0a" fo:font-size="100%"/>
      </text:list-level-style-bullet>
      <text:list-level-style-bullet text:level="2" text:bullet-char="–">
        <style:list-level-properties text:space-before="0.965cm" text:min-label-width="0.622cm"/>
        <style:text-properties fo:font-family="Arial" style:font-family-generic="swiss" style:font-pitch="variable" fo:color="#f05c0a" fo:font-size="100%"/>
      </text:list-level-style-bullet>
      <text:list-level-style-bullet text:level="3" text:bullet-char="">
        <style:list-level-properties text:space-before="1.905cm" text:min-label-width="0.657cm"/>
        <style:text-properties fo:font-family="Wingdings" style:font-pitch="variable" style:font-charset="x-symbol" fo:color="#f05c0a" fo:font-size="100%"/>
      </text:list-level-style-bullet>
      <text:list-level-style-bullet text:level="4" text:bullet-char="–">
        <style:list-level-properties text:space-before="2.879cm" text:min-label-width="0.613cm"/>
        <style:text-properties fo:font-family="Arial" style:font-family-generic="swiss" style:font-pitch="variable" fo:color="#f05c0a" fo:font-size="100%"/>
      </text:list-level-style-bullet>
      <text:list-level-style-bullet text:level="5" text:bullet-char="">
        <style:list-level-properties text:space-before="4.127cm" text:min-label-width="0.476cm"/>
        <style:text-properties fo:font-family="Wingdings" style:font-pitch="variable" style:font-charset="x-symbol" fo:color="#f05c0a" fo:font-size="100%"/>
      </text:list-level-style-bullet>
      <text:list-level-style-bullet text:level="6" text:bullet-char="">
        <style:list-level-properties text:space-before="4.127cm" text:min-label-width="0.476cm"/>
        <style:text-properties fo:font-family="Wingdings" style:font-pitch="variable" style:font-charset="x-symbol" fo:color="#f05c0a" fo:font-size="100%"/>
      </text:list-level-style-bullet>
      <text:list-level-style-bullet text:level="7" text:bullet-char="">
        <style:list-level-properties text:space-before="4.127cm" text:min-label-width="0.476cm"/>
        <style:text-properties fo:font-family="Wingdings" style:font-pitch="variable" style:font-charset="x-symbol" fo:color="#f05c0a" fo:font-size="100%"/>
      </text:list-level-style-bullet>
      <text:list-level-style-bullet text:level="8" text:bullet-char="">
        <style:list-level-properties text:space-before="4.127cm" text:min-label-width="0.476cm"/>
        <style:text-properties fo:font-family="Wingdings" style:font-pitch="variable" style:font-charset="x-symbol" fo:color="#f05c0a" fo:font-size="100%"/>
      </text:list-level-style-bullet>
      <text:list-level-style-bullet text:level="9" text:bullet-char="">
        <style:list-level-properties text:space-before="4.127cm" text:min-label-width="0.476cm"/>
        <style:text-properties fo:font-family="Wingdings" style:font-pitch="variable" style:font-charset="x-symbol" fo:color="#f05c0a" fo:font-size="100%"/>
      </text:list-level-style-bullet>
      <text:list-level-style-bullet text:level="10" text:bullet-char="">
        <style:list-level-properties text:space-before="4.127cm" text:min-label-width="0.476cm"/>
        <style:text-properties fo:font-family="Wingdings" style:font-pitch="variable" style:font-charset="x-symbol" fo:color="#f05c0a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Astobj2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0.311cm" svg:height="3.767cm" svg:x="3.417cm" svg:y="7.492cm" presentation:class="title" presentation:user-transformed="true">
          <draw:text-box>
            <text:list text:style-name="L1">
              <text:list-header>
                <text:p text:style-name="P1"><text:span text:style-name="T1">Astobj2</text:span></text:p>
              </text:list-header>
            </text:list>
          </draw:text-box>
        </draw:frame>
        <draw:frame presentation:style-name="pr2" draw:text-style-name="P2" draw:layer="layout" svg:width="20.271cm" svg:height="1.201cm" svg:x="3.461cm" svg:y="12.841cm">
          <draw:text-box>
            <text:list text:style-name="L2">
              <text:list-header>
                <text:p text:style-name="P3"><text:span text:style-name="T2">Joshua Colp, Senior Software Developer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2.351cm" svg:height="0.481cm" svg:x="16.695cm" svg:y="24.915cm">
            <text:list text:style-name="L3">
              <text:list-header>
                <text:p text:style-name="P1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2" draw:text-style-name="P2" draw:layer="layout" svg:width="8.246cm" svg:height="1.27cm" svg:x="10.791cm" svg:y="24.126cm">
            <text:list text:style-name="L3">
              <text:list-header>
                <text:p text:style-name="P1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3" draw:text-style-name="P2" draw:layer="layout" svg:width="13.74cm" svg:height="9.525cm" svg:x="2.65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2" draw:layer="layout" svg:width="15.236cm" svg:height="11.435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The Past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17.009cm" svg:height="1.677cm" svg:x="4.038cm" svg:y="0.466cm" presentation:class="title" presentation:user-transformed="true">
          <draw:text-box>
            <text:list text:style-name="L1">
              <text:list-header>
                <text:p text:style-name="P4"><text:span text:style-name="T5">The Past</text:span></text:p>
              </text:list-header>
            </text:list>
          </draw:text-box>
        </draw:frame>
        <draw:frame presentation:style-name="pr5" draw:text-style-name="P2" draw:layer="layout" svg:width="18.521cm" svg:height="12.572cm" svg:x="3.5cm" svg:y="3.801cm" presentation:class="outline" presentation:user-transformed="true">
          <draw:text-box>
            <text:list text:style-name="L4">
              <text:list-item>
                <text:p text:style-name="P5"><text:span text:style-name="T6">Previously no consistent full featured object API</text:span></text:p>
              </text:list-item>
              <text:list-item>
                <text:p text:style-name="P5"><text:span text:style-name="T6">Basic linked list container existed</text:span></text:p>
              </text:list-item>
              <text:list-item>
                <text:p text:style-name="P5"><text:span text:style-name="T6">Inconsistent locking</text:span></text:p>
              </text:list-item>
              <text:list-item>
                <text:p text:style-name="P5"><text:span text:style-name="T6">Fragile object destruction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2.351cm" svg:height="0.481cm" svg:x="16.695cm" svg:y="24.915cm">
            <text:list text:style-name="L3">
              <text:list-header>
                <text:p text:style-name="P1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2" draw:text-style-name="P2" draw:layer="layout" svg:width="8.246cm" svg:height="1.27cm" svg:x="10.791cm" svg:y="24.126cm">
            <text:list text:style-name="L3">
              <text:list-header>
                <text:p text:style-name="P1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9cm" svg:y="1.905cm" draw:page-number="2" presentation:class="page"/>
          <draw:frame presentation:style-name="pr6" draw:text-style-name="P2" draw:layer="layout" svg:width="13.97cm" svg:height="11.431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The Present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17.009cm" svg:height="1.677cm" svg:x="4.038cm" svg:y="0.466cm" presentation:class="title" presentation:user-transformed="true">
          <draw:text-box>
            <text:list text:style-name="L1">
              <text:list-header>
                <text:p text:style-name="P4"><text:span text:style-name="T5">The Present</text:span></text:p>
              </text:list-header>
            </text:list>
          </draw:text-box>
        </draw:frame>
        <draw:frame presentation:style-name="pr5" draw:text-style-name="P2" draw:layer="layout" svg:width="18.521cm" svg:height="12.572cm" svg:x="3.5cm" svg:y="3.801cm" presentation:class="outline" presentation:user-transformed="true">
          <draw:text-box>
            <text:list text:style-name="L4">
              <text:list-item>
                <text:p text:style-name="P5"><text:span text:style-name="T6">Reference counted objects</text:span></text:p>
              </text:list-item>
              <text:list-item>
                <text:p text:style-name="P5"><text:span text:style-name="T6">Containers (hash or linked list, optional)</text:span></text:p>
              </text:list-item>
              <text:list-item>
                <text:p text:style-name="P5"><text:span text:style-name="T6">Iterators</text:span></text:p>
              </text:list-item>
              <text:list-item>
                <text:p text:style-name="P5"><text:span text:style-name="T6">Callbacks</text:span></text:p>
              </text:list-item>
              <text:list-item>
                <text:p text:style-name="P5"><text:span text:style-name="T6">Container cloning</text:span></text:p>
              </text:list-item>
              <text:list-item>
                <text:p text:style-name="P5"><text:span text:style-name="T6">Recommended for new development when applicable</text:span></text:p>
              </text:list-item>
              <text:list-item>
                <text:p text:style-name="P5"><text:span text:style-name="T6">Unit tested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6" draw:layer="layout" svg:width="2.351cm" svg:height="0.481cm" svg:x="16.695cm" svg:y="24.915cm">
            <text:list text:style-name="L3">
              <text:list-header>
                <text:p text:style-name="P1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2" draw:text-style-name="P6" draw:layer="layout" svg:width="8.246cm" svg:height="1.27cm" svg:x="10.791cm" svg:y="24.126cm">
            <text:list text:style-name="L3">
              <text:list-header>
                <text:p text:style-name="P1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9cm" svg:y="1.905cm" draw:page-number="3" presentation:class="page"/>
          <draw:frame presentation:style-name="pr6" draw:text-style-name="P2" draw:layer="layout" svg:width="13.97cm" svg:height="11.431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Objects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17.009cm" svg:height="1.677cm" svg:x="4.038cm" svg:y="0.466cm" presentation:class="title" presentation:user-transformed="true">
          <draw:text-box>
            <text:list text:style-name="L1">
              <text:list-header>
                <text:p text:style-name="P4"><text:span text:style-name="T5">Objects</text:span></text:p>
              </text:list-header>
            </text:list>
          </draw:text-box>
        </draw:frame>
        <draw:frame presentation:style-name="pr5" draw:text-style-name="P2" draw:layer="layout" svg:width="18.521cm" svg:height="12.572cm" svg:x="3.5cm" svg:y="3.801cm" presentation:class="outline" presentation:user-transformed="true">
          <draw:text-box>
            <text:list text:style-name="L4">
              <text:list-item>
                <text:p text:style-name="P5"><text:span text:style-name="T6">API calls: ao2_alloc, ao2_ref</text:span></text:p>
              </text:list-item>
              <text:list-item>
                <text:p text:style-name="P5"><text:span text:style-name="T6">Reference counted (integer stored in object)</text:span></text:p>
              </text:list-item>
              <text:list-item>
                <text:p text:style-name="P5"><text:span text:style-name="T6">Destructor callback called when count of 0 is reached</text:span></text:p>
              </text:list-item>
              <text:list-item>
                <text:p text:style-name="P5"><text:span text:style-name="T6">Optionally stored in containers</text:span></text:p>
              </text:list-item>
              <text:list-item>
                <text:p text:style-name="P5"><text:span text:style-name="T6">Optional locking (mutex, read/write, none)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6" draw:layer="layout" svg:width="2.351cm" svg:height="0.481cm" svg:x="16.695cm" svg:y="24.915cm">
            <text:list text:style-name="L3">
              <text:list-header>
                <text:p text:style-name="P1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2" draw:text-style-name="P6" draw:layer="layout" svg:width="8.246cm" svg:height="1.27cm" svg:x="10.791cm" svg:y="24.126cm">
            <text:list text:style-name="L3">
              <text:list-header>
                <text:p text:style-name="P1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9cm" svg:y="1.905cm" draw:page-number="4" presentation:class="page"/>
          <draw:frame presentation:style-name="pr6" draw:text-style-name="P2" draw:layer="layout" svg:width="13.97cm" svg:height="11.431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Global Objects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17.009cm" svg:height="1.677cm" svg:x="4.038cm" svg:y="0.466cm" presentation:class="title" presentation:user-transformed="true">
          <draw:text-box>
            <text:list text:style-name="L1">
              <text:list-header>
                <text:p text:style-name="P4"><text:span text:style-name="T5">Global Objects</text:span></text:p>
              </text:list-header>
            </text:list>
          </draw:text-box>
        </draw:frame>
        <draw:frame presentation:style-name="pr5" draw:text-style-name="P2" draw:layer="layout" svg:width="18.521cm" svg:height="12.572cm" svg:x="3.5cm" svg:y="3.801cm" presentation:class="outline" presentation:user-transformed="true">
          <draw:text-box>
            <text:list text:style-name="L4">
              <text:list-item>
                <text:p text:style-name="P5"><text:span text:style-name="T6">API calls: ao2_global_obj_release, ao2_global_obj_replace_unref</text:span></text:p>
              </text:list-item>
              <text:list-item>
                <text:p text:style-name="P5"><text:span text:style-name="T6">Global storage area for an object</text:span></text:p>
              </text:list-item>
              <text:list-item>
                <text:p text:style-name="P5"><text:span text:style-name="T6">Object can be replaced at any time</text:span></text:p>
              </text:list-item>
              <text:list-item>
                <text:p text:style-name="P5"><text:span text:style-name="T6">Storage area protected by lock</text:span></text:p>
              </text:list-item>
              <text:list-item>
                <text:p text:style-name="P5"><text:span text:style-name="T6">Used by configuration framework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6" draw:layer="layout" svg:width="2.351cm" svg:height="0.481cm" svg:x="16.695cm" svg:y="24.915cm">
            <text:list text:style-name="L3">
              <text:list-header>
                <text:p text:style-name="P1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2" draw:text-style-name="P6" draw:layer="layout" svg:width="8.246cm" svg:height="1.27cm" svg:x="10.791cm" svg:y="24.126cm">
            <text:list text:style-name="L3">
              <text:list-header>
                <text:p text:style-name="P1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9cm" svg:y="1.905cm" draw:page-number="5" presentation:class="page"/>
          <draw:frame presentation:style-name="pr6" draw:text-style-name="P2" draw:layer="layout" svg:width="13.97cm" svg:height="11.431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Containers" draw:style-name="dp3" draw:master-page-name="Default" presentation:use-date-time-name="dtd1">
        <draw:frame presentation:style-name="pr4" draw:text-style-name="P2" draw:layer="layout" svg:width="17.009cm" svg:height="1.677cm" svg:x="4.038cm" svg:y="0.466cm" presentation:class="title" presentation:user-transformed="true">
          <draw:text-box>
            <text:list text:style-name="L1">
              <text:list-header>
                <text:p text:style-name="P4"><text:span text:style-name="T5">Containers</text:span></text:p>
              </text:list-header>
            </text:list>
          </draw:text-box>
        </draw:frame>
        <draw:frame presentation:style-name="pr5" draw:text-style-name="P2" draw:layer="layout" svg:width="18.521cm" svg:height="12.572cm" svg:x="3.5cm" svg:y="3.801cm" presentation:class="outline" presentation:user-transformed="true">
          <draw:text-box>
            <text:list text:style-name="L4">
              <text:list-item>
                <text:p text:style-name="P5"><text:span text:style-name="T6">API calls: ao2_container_alloc, ao2_link, ao2_unlink</text:span></text:p>
              </text:list-item>
              <text:list-item>
                <text:p text:style-name="P5"><text:span text:style-name="T6">Bucket size for object distribution</text:span></text:p>
              </text:list-item>
              <text:list-item>
                <text:p text:style-name="P5"><text:span text:style-name="T6">User provided hashing callback</text:span></text:p>
              </text:list-item>
              <text:list-item>
                <text:p text:style-name="P5"><text:span text:style-name="T6">User provided comparison callback</text:span></text:p>
              </text:list-item>
              <text:list-item>
                <text:p text:style-name="P5"><text:span text:style-name="T6">Linked list used for collisions, thus bucket size of 1 is a linked list</text:span></text:p>
              </text:list-item>
              <text:list-item>
                <text:p text:style-name="P5"><text:span text:style-name="T6">Is itself a reference counted ao2 object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6" draw:layer="layout" svg:width="2.351cm" svg:height="0.481cm" svg:x="16.695cm" svg:y="24.915cm">
            <text:list text:style-name="L3">
              <text:list-header>
                <text:p text:style-name="P1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2" draw:text-style-name="P6" draw:layer="layout" svg:width="8.246cm" svg:height="1.27cm" svg:x="10.791cm" svg:y="24.126cm">
            <text:list text:style-name="L3">
              <text:list-header>
                <text:p text:style-name="P1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9cm" svg:y="1.905cm" draw:page-number="6" presentation:class="page"/>
          <draw:frame presentation:style-name="pr6" draw:text-style-name="P2" draw:layer="layout" svg:width="13.97cm" svg:height="11.431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Iterators" draw:style-name="dp3" draw:master-page-name="Default" presentation:use-date-time-name="dtd1">
        <draw:frame presentation:style-name="pr4" draw:text-style-name="P2" draw:layer="layout" svg:width="17.009cm" svg:height="1.677cm" svg:x="4.038cm" svg:y="0.466cm" presentation:class="title" presentation:user-transformed="true">
          <draw:text-box>
            <text:list text:style-name="L1">
              <text:list-header>
                <text:p text:style-name="P4"><text:span text:style-name="T5">Iterators</text:span></text:p>
              </text:list-header>
            </text:list>
          </draw:text-box>
        </draw:frame>
        <draw:frame presentation:style-name="pr5" draw:text-style-name="P2" draw:layer="layout" svg:width="18.521cm" svg:height="12.572cm" svg:x="3.5cm" svg:y="3.801cm" presentation:class="outline" presentation:user-transformed="true">
          <draw:text-box>
            <text:list text:style-name="L4">
              <text:list-item>
                <text:p text:style-name="P5"><text:span text:style-name="T6">API calls: ao2_iterator_init, ao2_iterator_next, ao2_iterator_destroy</text:span></text:p>
              </text:list-item>
              <text:list-item>
                <text:p text:style-name="P5"><text:span text:style-name="T6">Container traversal</text:span></text:p>
              </text:list-item>
              <text:list-item>
                <text:p text:style-name="P5"><text:span text:style-name="T6">Does not keep container locked</text:span></text:p>
              </text:list-item>
              <text:list-item>
                <text:p text:style-name="P5"><text:span text:style-name="T6">Does not require separate function for logic</text:span></text:p>
              </text:list-item>
              <text:list-item>
                <text:p text:style-name="P5"><text:span text:style-name="T6">Must remember to release reference to object</text:span></text:p>
              </text:list-item>
              <text:list-item>
                <text:p text:style-name="P5"><text:span text:style-name="T6">Like iterating a linked list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6" draw:layer="layout" svg:width="2.351cm" svg:height="0.481cm" svg:x="16.695cm" svg:y="24.915cm">
            <text:list text:style-name="L3">
              <text:list-header>
                <text:p text:style-name="P1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2" draw:text-style-name="P6" draw:layer="layout" svg:width="8.246cm" svg:height="1.27cm" svg:x="10.791cm" svg:y="24.126cm">
            <text:list text:style-name="L3">
              <text:list-header>
                <text:p text:style-name="P1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9cm" svg:y="1.905cm" draw:page-number="7" presentation:class="page"/>
          <draw:frame presentation:style-name="pr6" draw:text-style-name="P2" draw:layer="layout" svg:width="13.97cm" svg:height="11.431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Callbacks" draw:style-name="dp3" draw:master-page-name="Default" presentation:use-date-time-name="dtd1">
        <draw:frame presentation:style-name="pr4" draw:text-style-name="P2" draw:layer="layout" svg:width="17.009cm" svg:height="1.677cm" svg:x="4.038cm" svg:y="0.466cm" presentation:class="title" presentation:user-transformed="true">
          <draw:text-box>
            <text:list text:style-name="L1">
              <text:list-header>
                <text:p text:style-name="P4"><text:span text:style-name="T5">Callbacks</text:span></text:p>
              </text:list-header>
            </text:list>
          </draw:text-box>
        </draw:frame>
        <draw:frame presentation:style-name="pr5" draw:text-style-name="P2" draw:layer="layout" svg:width="18.521cm" svg:height="12.572cm" svg:x="3.5cm" svg:y="3.801cm" presentation:class="outline" presentation:user-transformed="true">
          <draw:text-box>
            <text:list text:style-name="L4">
              <text:list-item>
                <text:p text:style-name="P5"><text:span text:style-name="T6">API call: ao2_callback</text:span></text:p>
              </text:list-item>
              <text:list-item>
                <text:p text:style-name="P5"><text:span text:style-name="T6">Keeps container locked for each execution</text:span></text:p>
              </text:list-item>
              <text:list-item>
                <text:p text:style-name="P5"><text:span text:style-name="T6">Executes function on object(s), can perform matching or general logic</text:span></text:p>
              </text:list-item>
              <text:list-item>
                <text:p text:style-name="P5"><text:span text:style-name="T6">Flags to control behavior (unlink if matched, allow multiple objects, key for specific object)</text:span></text:p>
              </text:list-item>
              <text:list-item>
                <text:p text:style-name="P5"><text:span text:style-name="T6">Can return object matched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6" draw:layer="layout" svg:width="2.351cm" svg:height="0.481cm" svg:x="16.695cm" svg:y="24.915cm">
            <text:list text:style-name="L3">
              <text:list-header>
                <text:p text:style-name="P1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2" draw:text-style-name="P6" draw:layer="layout" svg:width="8.246cm" svg:height="1.27cm" svg:x="10.791cm" svg:y="24.126cm">
            <text:list text:style-name="L3">
              <text:list-header>
                <text:p text:style-name="P1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9cm" svg:y="1.905cm" draw:page-number="8" presentation:class="page"/>
          <draw:frame presentation:style-name="pr6" draw:text-style-name="P2" draw:layer="layout" svg:width="13.97cm" svg:height="11.431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Finding Objects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17.009cm" svg:height="1.677cm" svg:x="4.038cm" svg:y="0.466cm" presentation:class="title" presentation:user-transformed="true">
          <draw:text-box>
            <text:list text:style-name="L1">
              <text:list-header>
                <text:p text:style-name="P4"><text:span text:style-name="T5">Finding Objects</text:span></text:p>
              </text:list-header>
            </text:list>
          </draw:text-box>
        </draw:frame>
        <draw:frame presentation:style-name="pr5" draw:text-style-name="P2" draw:layer="layout" svg:width="18.521cm" svg:height="12.572cm" svg:x="3.5cm" svg:y="3.801cm" presentation:class="outline" presentation:user-transformed="true">
          <draw:text-box>
            <text:list text:style-name="L4">
              <text:list-item>
                <text:p text:style-name="P5"><text:span text:style-name="T6">API call: ao2_find</text:span></text:p>
              </text:list-item>
              <text:list-item>
                <text:p text:style-name="P5"><text:span text:style-name="T6">Uses callback internally</text:span></text:p>
              </text:list-item>
              <text:list-item>
                <text:p text:style-name="P5"><text:span text:style-name="T6">Can specify a key or pointer to object for comparison</text:span></text:p>
              </text:list-item>
              <text:list-item>
                <text:p text:style-name="P5"><text:span text:style-name="T6">Returns object with reference count increased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6" draw:layer="layout" svg:width="2.351cm" svg:height="0.481cm" svg:x="16.695cm" svg:y="24.915cm">
            <text:list text:style-name="L3">
              <text:list-header>
                <text:p text:style-name="P1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2" draw:text-style-name="P6" draw:layer="layout" svg:width="8.246cm" svg:height="1.27cm" svg:x="10.791cm" svg:y="24.126cm">
            <text:list text:style-name="L3">
              <text:list-header>
                <text:p text:style-name="P1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9cm" svg:y="1.905cm" draw:page-number="9" presentation:class="page"/>
          <draw:frame presentation:style-name="pr6" draw:text-style-name="P2" draw:layer="layout" svg:width="13.97cm" svg:height="11.431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RAII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17.009cm" svg:height="1.677cm" svg:x="4.038cm" svg:y="0.466cm" presentation:class="title" presentation:user-transformed="true">
          <draw:text-box>
            <text:list text:style-name="L1">
              <text:list-header>
                <text:p text:style-name="P4"><text:span text:style-name="T5">Resource Acquisition Is Initialization</text:span></text:p>
              </text:list-header>
            </text:list>
          </draw:text-box>
        </draw:frame>
        <draw:frame presentation:style-name="pr5" draw:text-style-name="P2" draw:layer="layout" svg:width="18.521cm" svg:height="12.572cm" svg:x="3.5cm" svg:y="3.801cm" presentation:class="outline" presentation:user-transformed="true">
          <draw:text-box>
            <text:list text:style-name="L4">
              <text:list-item>
                <text:p text:style-name="P5"><text:span text:style-name="T6">Macro: RAII_VAR</text:span></text:p>
              </text:list-item>
              <text:list-item>
                <text:p text:style-name="P5"><text:span text:style-name="T6">Useful when increasing an object reference count</text:span></text:p>
              </text:list-item>
              <text:list-item>
                <text:p text:style-name="P5"><text:span text:style-name="T6">Can decrease reference count automatically when variable goes out of scope</text:span></text:p>
              </text:list-item>
              <text:list-item>
                <text:p text:style-name="P5"><text:span text:style-name="T6">Reduces chance of reference count leaks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6" draw:layer="layout" svg:width="2.351cm" svg:height="0.481cm" svg:x="16.695cm" svg:y="24.915cm">
            <text:list text:style-name="L3">
              <text:list-header>
                <text:p text:style-name="P1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2" draw:text-style-name="P6" draw:layer="layout" svg:width="8.246cm" svg:height="1.27cm" svg:x="10.791cm" svg:y="24.126cm">
            <text:list text:style-name="L3">
              <text:list-header>
                <text:p text:style-name="P1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9cm" svg:y="1.905cm" draw:page-number="10" presentation:class="page"/>
          <draw:frame presentation:style-name="pr6" draw:text-style-name="P2" draw:layer="layout" svg:width="13.97cm" svg:height="11.431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Cloning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17.009cm" svg:height="1.677cm" svg:x="4.038cm" svg:y="0.466cm" presentation:class="title" presentation:user-transformed="true">
          <draw:text-box>
            <text:list text:style-name="L1">
              <text:list-header>
                <text:p text:style-name="P4"><text:span text:style-name="T5">Cloning</text:span></text:p>
              </text:list-header>
            </text:list>
          </draw:text-box>
        </draw:frame>
        <draw:frame presentation:style-name="pr5" draw:text-style-name="P2" draw:layer="layout" svg:width="18.521cm" svg:height="12.572cm" svg:x="3.5cm" svg:y="3.801cm" presentation:class="outline" presentation:user-transformed="true">
          <draw:text-box>
            <text:list text:style-name="L4">
              <text:list-item>
                <text:p text:style-name="P5"><text:span text:style-name="T6">API call: ao2_container_clone</text:span></text:p>
              </text:list-item>
              <text:list-item>
                <text:p text:style-name="P5"><text:span text:style-name="T6">Uses callback internally</text:span></text:p>
              </text:list-item>
              <text:list-item>
                <text:p text:style-name="P5"><text:span text:style-name="T6">Creates new duplicate container</text:span></text:p>
              </text:list-item>
              <text:list-item>
                <text:p text:style-name="P5"><text:span text:style-name="T6">Creates copies of node objects, can be expensive, objects not copied itself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6" draw:layer="layout" svg:width="2.351cm" svg:height="0.481cm" svg:x="16.695cm" svg:y="24.915cm">
            <text:list text:style-name="L3">
              <text:list-header>
                <text:p text:style-name="P1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2" draw:text-style-name="P6" draw:layer="layout" svg:width="8.246cm" svg:height="1.27cm" svg:x="10.791cm" svg:y="24.126cm">
            <text:list text:style-name="L3">
              <text:list-header>
                <text:p text:style-name="P1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9cm" svg:y="1.905cm" draw:page-number="11" presentation:class="page"/>
          <draw:frame presentation:style-name="pr6" draw:text-style-name="P2" draw:layer="layout" svg:width="13.97cm" svg:height="11.431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Potential Problems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17.009cm" svg:height="1.677cm" svg:x="4.038cm" svg:y="0.466cm" presentation:class="title" presentation:user-transformed="true">
          <draw:text-box>
            <text:list text:style-name="L1">
              <text:list-header>
                <text:p text:style-name="P4"><text:span text:style-name="T5">Potential Problems</text:span></text:p>
              </text:list-header>
            </text:list>
          </draw:text-box>
        </draw:frame>
        <draw:frame presentation:style-name="pr5" draw:text-style-name="P2" draw:layer="layout" svg:width="18.521cm" svg:height="12.572cm" svg:x="3.5cm" svg:y="3.801cm" presentation:class="outline" presentation:user-transformed="true">
          <draw:text-box>
            <text:list text:style-name="L4">
              <text:list-item>
                <text:p text:style-name="P5"><text:span text:style-name="T6">Reference count leaks, object not getting destroyed</text:span></text:p>
              </text:list-item>
              <text:list-item>
                <text:p text:style-name="P5"><text:span text:style-name="T6">Circular references, multiple objects not getting destroyed</text:span></text:p>
              </text:list-item>
              <text:list-item>
                <text:p text:style-name="P5"><text:span text:style-name="T6">Inefficient hashing algorithm, decreased performance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6" draw:layer="layout" svg:width="2.351cm" svg:height="0.481cm" svg:x="16.695cm" svg:y="24.915cm">
            <text:list text:style-name="L3">
              <text:list-header>
                <text:p text:style-name="P1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2" draw:text-style-name="P6" draw:layer="layout" svg:width="8.246cm" svg:height="1.27cm" svg:x="10.791cm" svg:y="24.126cm">
            <text:list text:style-name="L3">
              <text:list-header>
                <text:p text:style-name="P1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9cm" svg:y="1.905cm" draw:page-number="12" presentation:class="page"/>
          <draw:frame presentation:style-name="pr6" draw:text-style-name="P2" draw:layer="layout" svg:width="13.97cm" svg:height="11.431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Learn More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17.009cm" svg:height="1.677cm" svg:x="4.038cm" svg:y="0.466cm" presentation:class="title" presentation:user-transformed="true">
          <draw:text-box>
            <text:list text:style-name="L1">
              <text:list-header>
                <text:p text:style-name="P4"><text:span text:style-name="T5">Learn More</text:span></text:p>
              </text:list-header>
            </text:list>
          </draw:text-box>
        </draw:frame>
        <draw:frame presentation:style-name="pr5" draw:text-style-name="P2" draw:layer="layout" svg:width="18.521cm" svg:height="12.572cm" svg:x="3.5cm" svg:y="3.801cm" presentation:class="outline" presentation:user-transformed="true">
          <draw:text-box>
            <text:list text:style-name="L4">
              <text:list-item>
                <text:p text:style-name="P5"><text:span text:style-name="T6">Include/asterisk/astobj2.h</text:span></text:p>
              </text:list-item>
              <text:list-item>
                <text:p><text:span text:style-name="T6">https://wiki.asterisk.org/wiki/display/AST/Reference+Count+Debugging</text:span></text:p>
              </text:list-item>
              <text:list-item>
                <text:p><text:span text:style-name="T7">Simple example is main/cel.c</text:span></text:p>
              </text:list-item>
              <text:list-item>
                <text:p><text:span text:style-name="T7">Used everywhere, though.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6" draw:layer="layout" svg:width="2.351cm" svg:height="0.481cm" svg:x="16.695cm" svg:y="24.915cm">
            <text:list text:style-name="L3">
              <text:list-header>
                <text:p text:style-name="P1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2" draw:text-style-name="P6" draw:layer="layout" svg:width="8.246cm" svg:height="1.27cm" svg:x="10.791cm" svg:y="24.126cm">
            <text:list text:style-name="L3">
              <text:list-header>
                <text:p text:style-name="P1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9cm" svg:y="1.905cm" draw:page-number="13" presentation:class="page"/>
          <draw:frame presentation:style-name="pr6" draw:text-style-name="P2" draw:layer="layout" svg:width="13.97cm" svg:height="11.431cm" svg:x="2.54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.127cm" fo:padding-bottom="0.127cm" fo:padding-left="0.254cm" fo:padding-right="0.254cm">
        <text:list-style style:name="Default-outline1">
          <text:list-level-style-bullet text:level="1" text:bullet-char="">
            <style:list-level-properties text:min-label-width="0.648cm"/>
            <style:text-properties fo:font-family="Wingdings" style:font-pitch="variable" style:font-charset="x-symbol" fo:color="#f05c0a" fo:font-size="100%"/>
          </text:list-level-style-bullet>
          <text:list-level-style-bullet text:level="2" text:bullet-char="–">
            <style:list-level-properties text:space-before="0.965cm" text:min-label-width="0.622cm"/>
            <style:text-properties fo:font-family="Arial" style:font-family-generic="swiss" style:font-pitch="variable" fo:color="#f05c0a" fo:font-size="100%"/>
          </text:list-level-style-bullet>
          <text:list-level-style-bullet text:level="3" text:bullet-char="">
            <style:list-level-properties text:space-before="1.905cm" text:min-label-width="0.657cm"/>
            <style:text-properties fo:font-family="Wingdings" style:font-pitch="variable" style:font-charset="x-symbol" fo:color="#f05c0a" fo:font-size="100%"/>
          </text:list-level-style-bullet>
          <text:list-level-style-bullet text:level="4" text:bullet-char="–">
            <style:list-level-properties text:space-before="2.879cm" text:min-label-width="0.613cm"/>
            <style:text-properties fo:font-family="Arial" style:font-family-generic="swiss" style:font-pitch="variable" fo:color="#f05c0a" fo:font-size="100%"/>
          </text:list-level-style-bullet>
          <text:list-level-style-bullet text:level="5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6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7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8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9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10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</text:list-style>
      </style:graphic-properties>
      <style:paragraph-properties fo:margin-left="0cm" fo:margin-right="0cm" fo:margin-top="0.63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1.891cm"/>
          <style:tab-stop style:position="4.431cm"/>
          <style:tab-stop style:position="6.971cm"/>
          <style:tab-stop style:position="9.511cm"/>
          <style:tab-stop style:position="12.051cm"/>
          <style:tab-stop style:position="14.591cm"/>
          <style:tab-stop style:position="17.131cm"/>
          <style:tab-stop style:position="19.671cm"/>
          <style:tab-stop style:position="22.211cm"/>
          <style:tab-stop style:position="24.751cm"/>
          <style:tab-stop style:position="27.291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952cm"/>
          <style:tab-stop style:position="3.492cm"/>
          <style:tab-stop style:position="6.032cm"/>
          <style:tab-stop style:position="8.572cm"/>
          <style:tab-stop style:position="11.112cm"/>
          <style:tab-stop style:position="13.652cm"/>
          <style:tab-stop style:position="16.192cm"/>
          <style:tab-stop style:position="18.732cm"/>
          <style:tab-stop style:position="21.272cm"/>
          <style:tab-stop style:position="23.812cm"/>
          <style:tab-stop style:position="26.35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05c0a" fo:font-size="100%"/>
          </text:list-level-style-number>
          <text:list-level-style-bullet text:level="2" text:bullet-char="–">
            <style:list-level-properties text:space-before="0.965cm"/>
            <style:text-properties fo:font-family="Arial" style:font-family-generic="swiss" style:font-pitch="variable" fo:color="#f05c0a" fo:font-size="100%"/>
          </text:list-level-style-bullet>
          <text:list-level-style-bullet text:level="3" text:bullet-char="">
            <style:list-level-properties text:space-before="1.905cm"/>
            <style:text-properties fo:font-family="Wingdings" style:font-pitch="variable" style:font-charset="x-symbol" fo:color="#f05c0a" fo:font-size="100%"/>
          </text:list-level-style-bullet>
          <text:list-level-style-bullet text:level="4" text:bullet-char="–">
            <style:list-level-properties text:space-before="2.879cm"/>
            <style:text-properties fo:font-family="Arial" style:font-family-generic="swiss" style:font-pitch="variable" fo:color="#f05c0a" fo:font-size="100%"/>
          </text:list-level-style-bullet>
          <text:list-level-style-bullet text:level="5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6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7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8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9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10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</text:list-style>
      </style:graphic-properties>
      <style:paragraph-properties fo:margin-left="0cm" fo:margin-right="0cm" fo:margin-top="0.63cm" fo:margin-bottom="0cm" fo:line-height="95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6pt" fo:font-style="normal" fo:text-shadow="none" style:text-underline-style="none" fo:font-weight="normal" style:font-family-asian="'ＭＳ Ｐゴシック'" style:font-pitch-asian="variable" style:font-size-asian="26pt" style:font-style-asian="normal" style:font-weight-asian="normal" style:font-family-complex="'ＭＳ Ｐゴシック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fo:padding-top="0.127cm" fo:padding-bottom="0.127cm" fo:padding-left="0.254cm" fo:padding-right="0.254cm">
        <text:list-style style:name="Title1-outline1">
          <text:list-level-style-bullet text:level="1" text:bullet-char="">
            <style:list-level-properties text:min-label-width="0.648cm"/>
            <style:text-properties fo:font-family="Wingdings" style:font-pitch="variable" style:font-charset="x-symbol" fo:color="#f05c0a" fo:font-size="100%"/>
          </text:list-level-style-bullet>
          <text:list-level-style-bullet text:level="2" text:bullet-char="–">
            <style:list-level-properties text:space-before="0.965cm" text:min-label-width="0.622cm"/>
            <style:text-properties fo:font-family="Arial" style:font-family-generic="swiss" style:font-pitch="variable" fo:color="#f05c0a" fo:font-size="100%"/>
          </text:list-level-style-bullet>
          <text:list-level-style-bullet text:level="3" text:bullet-char="">
            <style:list-level-properties text:space-before="1.905cm" text:min-label-width="0.657cm"/>
            <style:text-properties fo:font-family="Wingdings" style:font-pitch="variable" style:font-charset="x-symbol" fo:color="#f05c0a" fo:font-size="100%"/>
          </text:list-level-style-bullet>
          <text:list-level-style-bullet text:level="4" text:bullet-char="–">
            <style:list-level-properties text:space-before="2.879cm" text:min-label-width="0.613cm"/>
            <style:text-properties fo:font-family="Arial" style:font-family-generic="swiss" style:font-pitch="variable" fo:color="#f05c0a" fo:font-size="100%"/>
          </text:list-level-style-bullet>
          <text:list-level-style-bullet text:level="5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6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7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8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9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10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</text:list-style>
      </style:graphic-properties>
      <style:paragraph-properties fo:margin-left="0cm" fo:margin-right="0cm" fo:margin-top="0.63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1.891cm"/>
          <style:tab-stop style:position="4.431cm"/>
          <style:tab-stop style:position="6.971cm"/>
          <style:tab-stop style:position="9.511cm"/>
          <style:tab-stop style:position="12.051cm"/>
          <style:tab-stop style:position="14.591cm"/>
          <style:tab-stop style:position="17.131cm"/>
          <style:tab-stop style:position="19.671cm"/>
          <style:tab-stop style:position="22.211cm"/>
          <style:tab-stop style:position="24.751cm"/>
          <style:tab-stop style:position="27.291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letter-kerning="true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952cm"/>
          <style:tab-stop style:position="3.492cm"/>
          <style:tab-stop style:position="6.032cm"/>
          <style:tab-stop style:position="8.572cm"/>
          <style:tab-stop style:position="11.112cm"/>
          <style:tab-stop style:position="13.652cm"/>
          <style:tab-stop style:position="16.192cm"/>
          <style:tab-stop style:position="18.732cm"/>
          <style:tab-stop style:position="21.272cm"/>
          <style:tab-stop style:position="23.812cm"/>
          <style:tab-stop style:position="26.35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f05c0a" fo:font-size="100%"/>
          </text:list-level-style-number>
          <text:list-level-style-bullet text:level="2" text:bullet-char="–">
            <style:list-level-properties text:space-before="0.965cm"/>
            <style:text-properties fo:font-family="Arial" style:font-family-generic="swiss" style:font-pitch="variable" fo:color="#f05c0a" fo:font-size="100%"/>
          </text:list-level-style-bullet>
          <text:list-level-style-bullet text:level="3" text:bullet-char="">
            <style:list-level-properties text:space-before="1.905cm"/>
            <style:text-properties fo:font-family="Wingdings" style:font-pitch="variable" style:font-charset="x-symbol" fo:color="#f05c0a" fo:font-size="100%"/>
          </text:list-level-style-bullet>
          <text:list-level-style-bullet text:level="4" text:bullet-char="–">
            <style:list-level-properties text:space-before="2.879cm"/>
            <style:text-properties fo:font-family="Arial" style:font-family-generic="swiss" style:font-pitch="variable" fo:color="#f05c0a" fo:font-size="100%"/>
          </text:list-level-style-bullet>
          <text:list-level-style-bullet text:level="5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6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7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8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9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10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</text:list-style>
      </style:graphic-properties>
      <style:paragraph-properties fo:margin-left="0cm" fo:margin-right="0cm" fo:margin-top="0.63cm" fo:margin-bottom="0cm" fo:line-height="95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letter-kerning="true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6pt" fo:font-style="normal" fo:text-shadow="none" style:text-underline-style="none" fo:font-weight="normal" style:letter-kerning="true" style:font-family-asian="'ＭＳ Ｐゴシック'" style:font-pitch-asian="variable" style:font-size-asian="26pt" style:font-style-asian="normal" style:font-weight-asian="normal" style:font-family-complex="'ＭＳ Ｐゴシック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bottom" draw:auto-grow-height="true" fo:padding-top="0cm" fo:padding-bottom="0cm" fo:padding-left="0cm" fo:padding-right="0cm" fo:wrap-option="no-wrap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no-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0.685cm" fo:min-width="0cm" fo:padding-top="0.13cm" fo:padding-bottom="0.13cm" fo:padding-left="0.25cm" fo:padding-right="0.25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0.685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align="end" fo:text-indent="0cm" style:punctuation-wrap="hanging" style:line-break="strict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8%" fo:text-indent="0cm" style:punctuation-wrap="hanging" style:line-break="stric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9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53a81" fo:font-size="9pt" fo:language="en" fo:country="US" style:font-size-asian="9pt" style:font-size-complex="9pt"/>
    </style:style>
    <style:style style:name="MT3" style:family="text">
      <style:text-properties fo:color="#053a81" fo:font-size="9pt" fo:language="en" fo:country="US" fo:font-weight="bold" style:font-family-asian="'ＭＳ Ｐゴシック'" style:font-pitch-asian="variable" style:font-size-asian="9pt" style:font-weight-asian="bold" style:font-family-complex="'ＭＳ Ｐゴシック'" style:font-pitch-complex="variable" style:font-size-complex="9pt" style:font-weight-complex="bold"/>
    </style:style>
    <style:style style:name="MT4" style:family="text">
      <style:text-properties fo:font-size="10pt" fo:language="en" fo:country="US" style:font-size-asian="10pt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53a81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21" draw:style-name="Mgr3" draw:text-style-name="MP3" draw:layer="backgroundobjects" svg:width="25.4cm" svg:height="19.05cm" svg:x="0cm" svg:y="0cm">
        <draw:image xlink:href="Pictures/10000000000005DC0000046590B5A046.jpg" xlink:type="simple" xlink:show="embed" xlink:actuate="onLoad">
          <text:p/>
        </draw:image>
      </draw:frame>
      <draw:frame presentation:style-name="Default-outline1" draw:layer="backgroundobjects" svg:width="18.521cm" svg:height="11.049cm" svg:x="3.5cm" svg:y="3.801cm" presentation:class="outline" presentation:placeholder="true">
        <draw:text-box/>
      </draw:frame>
      <draw:custom-shape draw:name="Rectangle 9" draw:style-name="Mgr4" draw:text-style-name="MP5" draw:layer="backgroundobjects" svg:width="1.458cm" svg:height="0.382cm" svg:x="24.371cm" svg:y="18.373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17.009cm" svg:height="1.677cm" svg:x="4.038cm" svg:y="0.466cm" presentation:class="title" presentation:placeholder="true">
        <draw:text-box/>
      </draw:frame>
      <draw:custom-shape draw:name="Text Box 3" draw:style-name="Mgr5" draw:text-style-name="MP5" draw:layer="backgroundobjects" svg:width="11.754cm" svg:height="0.412cm" svg:x="6.201cm" svg:y="18.349cm">
        <text:list text:style-name="ML3">
          <text:list-header>
            <text:p text:style-name="MP6"><text:span text:style-name="MT3">Creative Innovation – Customer Satisfaction – Continual Quality Improvement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7" draw:layer="backgroundobjects" svg:width="19.05cm" svg:height="25.4cm" svg:x="0cm" svg:y="0cm">
          <text:p/>
        </draw:rect>
        <draw:page-thumbnail presentation:style-name="Default-title" draw:layer="backgroundobjects" svg:width="11.659cm" svg:height="8.745cm" svg:x="3.734cm" svg:y="0.882cm" presentation:class="page"/>
        <draw:frame presentation:style-name="Default-notes" draw:layer="backgroundobjects" svg:width="17.515cm" svg:height="13.773cm" svg:x="0.881cm" svg:y="10.68cm" presentation:class="notes" presentation:placeholder="true">
          <draw:text-box/>
        </draw:frame>
        <draw:frame presentation:style-name="Mpr1" draw:text-style-name="MP9" draw:layer="backgroundobjects" svg:width="2.351cm" svg:height="0.684cm" svg:x="16.694cm" svg:y="24.711cm" presentation:class="page-number">
          <draw:text-box>
            <text:list text:style-name="ML1">
              <text:list-header>
                <text:p text:style-name="MP8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name="Picture 18" draw:style-name="Mgr3" draw:text-style-name="MP3" draw:layer="backgroundobjects" svg:width="25.4cm" svg:height="19.05cm" svg:x="0cm" svg:y="0cm">
        <draw:image xlink:href="Pictures/10000000000005DC000004654C825DD2.jpg" xlink:type="simple" xlink:show="embed" xlink:actuate="onLoad">
          <text:p/>
        </draw:image>
      </draw:frame>
      <draw:frame draw:name="Picture 19" draw:style-name="Mgr3" draw:text-style-name="MP3" draw:layer="backgroundobjects" svg:width="25.4cm" svg:height="19.05cm" svg:x="0cm" svg:y="0cm">
        <draw:image xlink:href="Pictures/10000000000005DC00000465C9BA9811.jpg" xlink:type="simple" xlink:show="embed" xlink:actuate="onLoad">
          <text:p/>
        </draw:image>
      </draw:frame>
      <draw:frame presentation:style-name="Title1-outline1" draw:layer="backgroundobjects" svg:width="18.521cm" svg:height="11.049cm" svg:x="3.5cm" svg:y="3.801cm" presentation:class="outline" presentation:placeholder="true">
        <draw:text-box/>
      </draw:frame>
      <draw:frame presentation:style-name="Title1-title" draw:layer="backgroundobjects" svg:width="17.009cm" svg:height="1.677cm" svg:x="4.038cm" svg:y="0.466cm" presentation:class="title" presentation:placeholder="true">
        <draw:text-box/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page-thumbnail presentation:style-name="Title1-title" draw:layer="backgroundobjects" svg:width="11.659cm" svg:height="8.745cm" svg:x="3.734cm" svg:y="0.882cm" presentation:class="page"/>
        <draw:frame presentation:style-name="Title1-notes" draw:layer="backgroundobjects" svg:width="17.515cm" svg:height="13.773cm" svg:x="0.881cm" svg:y="10.68cm" presentation:class="notes" presentation:placeholder="true">
          <draw:text-box/>
        </draw:frame>
        <draw:frame presentation:style-name="Mpr2" draw:text-style-name="MP9" draw:layer="backgroundobjects" svg:width="2.351cm" svg:height="0.684cm" svg:x="16.694cm" svg:y="24.711cm" presentation:class="page-number">
          <draw:text-box>
            <text:list text:style-name="ML1">
              <text:list-header>
                <text:p text:style-name="MP8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Digium</meta:initial-creator>
    <meta:creation-date>2009-06-08T08:14:27</meta:creation-date>
    <dc:date>2012-10-22T21:58:56.31</dc:date>
    <meta:editing-cycles>161</meta:editing-cycles>
    <meta:editing-duration>P1DT9H24M11S</meta:editing-duration>
    <meta:generator>LibreOffice/3.5$Windows_x86 LibreOffice_project/3215f89-f603614-ab984f2-7348103-1225a5b</meta:generator>
    <meta:document-statistic meta:object-count="105"/>
  </office:meta>
</office:document-meta>
</file>